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1a6cd6" officeooo:paragraph-rsid="001a6cd6"/>
    </style:style>
    <style:style style:name="P2" style:family="paragraph" style:parent-style-name="Heading_20_2">
      <style:text-properties officeooo:rsid="001bc3e8" officeooo:paragraph-rsid="001bc3e8"/>
    </style:style>
    <style:style style:name="P3" style:family="paragraph" style:parent-style-name="Standard">
      <style:text-properties officeooo:rsid="0018a07a" officeooo:paragraph-rsid="0018a07a"/>
    </style:style>
    <style:style style:name="P4" style:family="paragraph" style:parent-style-name="Standard" style:list-style-name="L1">
      <style:text-properties officeooo:rsid="0018a07a" officeooo:paragraph-rsid="0018a07a"/>
    </style:style>
    <style:style style:name="P5" style:family="paragraph" style:parent-style-name="Standard">
      <style:text-properties fo:font-weight="bold" officeooo:rsid="0018a07a" officeooo:paragraph-rsid="0018a07a" style:font-weight-asian="bold" style:font-weight-complex="bold"/>
    </style:style>
    <style:style style:name="P6" style:family="paragraph" style:parent-style-name="Standard" style:list-style-name="L2">
      <style:text-properties fo:font-weight="bold" officeooo:rsid="0018a07a" officeooo:paragraph-rsid="0018a07a" style:font-weight-asian="bold" style:font-weight-complex="bold"/>
    </style:style>
    <style:style style:name="P7" style:family="paragraph" style:parent-style-name="Standard" style:list-style-name="L2">
      <style:text-properties fo:font-weight="bold" officeooo:rsid="00195e4f" officeooo:paragraph-rsid="00195e4f" style:font-weight-asian="bold" style:font-weight-complex="bold"/>
    </style:style>
    <style:style style:name="P8" style:family="paragraph" style:parent-style-name="Standard" style:list-style-name="L2">
      <style:text-properties fo:font-weight="bold" officeooo:rsid="001a6cd6" officeooo:paragraph-rsid="001a6cd6" style:font-weight-asian="bold" style:font-weight-complex="bold"/>
    </style:style>
    <style:style style:name="P9" style:family="paragraph" style:parent-style-name="Standard" style:list-style-name="L1">
      <style:text-properties officeooo:rsid="00195e4f" officeooo:paragraph-rsid="00195e4f"/>
    </style:style>
    <style:style style:name="P10" style:family="paragraph" style:parent-style-name="Standard" style:list-style-name="L1">
      <style:text-properties officeooo:rsid="001a6cd6" officeooo:paragraph-rsid="001a6cd6"/>
    </style:style>
    <style:style style:name="P11" style:family="paragraph" style:parent-style-name="Text_20_body">
      <style:text-properties officeooo:rsid="001a6cd6" officeooo:paragraph-rsid="001a6cd6"/>
    </style:style>
    <style:style style:name="P12" style:family="paragraph" style:parent-style-name="Text_20_body">
      <style:text-properties officeooo:rsid="001bc3e8" officeooo:paragraph-rsid="001bc3e8"/>
    </style:style>
    <style:style style:name="P13" style:family="paragraph" style:parent-style-name="Text_20_body" style:list-style-name="L3">
      <style:text-properties officeooo:rsid="001bc3e8" officeooo:paragraph-rsid="001bc3e8"/>
    </style:style>
    <style:style style:name="P14" style:family="paragraph" style:parent-style-name="Text_20_body" style:list-style-name="L3">
      <style:text-properties officeooo:rsid="001cd5d0" officeooo:paragraph-rsid="001cd5d0"/>
    </style:style>
    <style:style style:name="P15" style:family="paragraph" style:parent-style-name="Text_20_body" style:list-style-name="L3">
      <style:text-properties style:text-line-through-style="solid" style:text-line-through-type="single" officeooo:rsid="001cd5d0" officeooo:paragraph-rsid="001cd5d0"/>
    </style:style>
    <style:style style:name="P16" style:family="paragraph" style:parent-style-name="Text_20_body" style:list-style-name="L4">
      <style:text-properties officeooo:rsid="001e10d4" officeooo:paragraph-rsid="001e10d4"/>
    </style:style>
    <style:style style:name="P17" style:family="paragraph" style:parent-style-name="Heading_20_1">
      <style:text-properties officeooo:rsid="001fc9c3" officeooo:paragraph-rsid="001fc9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he Fusion is Life: </text:span>Post-apocalyptic roguelike where your village is running out of power, and you have to go out and get new power cores by any means.</text:p>
      <text:list xml:id="list818218611378155459" text:style-name="L1">
        <text:list-item>
          <text:p text:style-name="P4">Has the “narm problem”</text:p>
        </text:list-item>
        <text:list-item>
          <text:p text:style-name="P9">Could probably make this less serious/dark somehow.</text:p>
        </text:list-item>
        <text:list-item>
          <text:p text:style-name="P10">Roguelikes tend to be quite long</text:p>
        </text:list-item>
      </text:list>
      <text:p text:style-name="P3"/>
      <text:p text:style-name="P5">Meta Energy Vampire: <text:span text:style-name="T1">Platformer where you constantly lose energy, and you must get to the end of the level. To make things more interesting, a previous player’s playthrough is spawned in the level!</text:span></text:p>
      <text:list xml:id="list8924901043452944226" text:style-name="L2">
        <text:list-item>
          <text:p text:style-name="P6"><text:span text:style-name="T1">Connection to the theme is tenuous.</text:span></text:p>
        </text:list-item>
        <text:list-item>
          <text:p text:style-name="P7"><text:span text:style-name="T1">The other player would rapidly gain energy, whereas the player would lose it.</text:span></text:p>
        </text:list-item>
        <text:list-item>
          <text:p text:style-name="P7"><text:span text:style-name="T1">The player is a negative energy orb, the other player is a positive energy orb.</text:span></text:p>
        </text:list-item>
        <text:list-item>
          <text:p text:style-name="P8"><text:span text:style-name="T1">It seems like the neat tech here will be lost on most people.</text:span></text:p>
        </text:list-item>
      </text:list>
      <text:h text:style-name="P1" text:outline-level="2">Construction Sim</text:h>
      <text:p text:style-name="P11">A game where you build a powergrid for a colony thing.</text:p>
      <text:list xml:id="list1013837596055119501" text:style-name="L4">
        <text:list-item>
          <text:p text:style-name="P16">Different types of power plants: Solar, Hydrocarbon, Fusion</text:p>
        </text:list-item>
        <text:list-item>
          <text:p text:style-name="P16">Solar: Only works during the day</text:p>
        </text:list-item>
        <text:list-item>
          <text:p text:style-name="P16">Hydrocarbon: Requires hydrocarbons</text:p>
        </text:list-item>
        <text:list-item>
          <text:p text:style-name="P16">Fusion: Slow to stop and start, costs a lot to run</text:p>
        </text:list-item>
        <text:list-item>
          <text:p text:style-name="P16">Battery: Stores power</text:p>
        </text:list-item>
        <text:list-item>
          <text:p text:style-name="P16">Antimatter Plant: Stores unlimited power but is very inefficient.</text:p>
        </text:list-item>
        <text:list-item>
          <text:p text:style-name="P16">Isolator: Stops power surges, but eats up 10% of power that passes through it.</text:p>
        </text:list-item>
        <text:list-item>
          <text:p text:style-name="P16">Line: Connects two power sources</text:p>
        </text:list-item>
        <text:list-item>
          <text:p text:style-name="P16">Lightning: Causes power surges</text:p>
        </text:list-item>
        <text:list-item>
          <text:p text:style-name="P16">Some buildings require steady load all the time, some require big spikes, some require load only at night, some generate power surges.</text:p>
        </text:list-item>
      </text:list>
      <text:h text:style-name="P2" text:outline-level="2">Space RPG</text:h>
      <text:p text:style-name="P12">Like above, your home station is running out of power and you need to collect power cores for it.</text:p>
      <text:list xml:id="list4213902463823255675" text:style-name="L3">
        <text:list-item>
          <text:p text:style-name="P13">Other solar systems are randomly generated.</text:p>
        </text:list-item>
        <text:list-item>
          <text:p text:style-name="P13">You don’t upgrade your hull, you just upgrade armor, shields, and the 2 weapons your have.</text:p>
        </text:list-item>
        <text:list-item>
          <text:p text:style-name="P13">Uses vector graphics.</text:p>
        </text:list-item>
        <text:list-item>
          <text:p text:style-name="P14">You start knowing a solar system that might have a new fusion core. It doesn’t, but the station there can tell you where to find one.</text:p>
        </text:list-item>
        <text:list-item>
          <text:p text:style-name="P15"><text:soft-page-break/>You also need to bring Neutronium fuel to the station to keep it running while you’re on the mission.</text:p>
        </text:list-item>
      </text:list>
      <text:h text:style-name="P2" text:outline-level="2">Powerplant Simulator</text:h>
      <text:p text:style-name="P12">VR game where you control a control console in a power plant.</text:p>
      <text:p text:style-name="P12"/>
      <text:h text:style-name="P17" text:outline-level="1">Decision: We are going with Construction Si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8:11:19.006000000</meta:creation-date>
    <dc:date>2017-07-28T23:51:13.988000000</dc:date>
    <meta:editing-duration>PT23M33S</meta:editing-duration>
    <meta:editing-cycles>2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31" meta:word-count="357" meta:character-count="1951" meta:non-whitespace-character-count="1647"/>
  </office:meta>
</office:document-meta>
</file>